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max_depth</text:p>
          </table:table-cell>
          <table:table-cell office:value-type="string">
            <text:p>succes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4.5">
            <text:p>74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3.5">
            <text:p>73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3.5">
            <text:p>73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70.5">
            <text:p>70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9.5">
            <text:p>69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.5">
            <text:p>67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.5">
            <text:p>66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.5">
            <text:p>65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.5">
            <text:p>63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2.5">
            <text:p>62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3"/>
          <table:table-cell table:formula="of:=MAX([.D2:.D2674])" office:value-type="float" office:value="75">
            <text:p>75</text:p>
          </table:table-cell>
        </table:table-row>
      </table:table>
      <table:database-ranges>
        <table:database-range table:name="__Anonymous_Sheet_DB__0" table:target-range-address="Tabelle1.A2:Tabelle1.D267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7:1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13:47.363000000</meta:creation-date>
    <dc:date>2014-02-08T17:17:40</dc:date>
    <meta:editing-duration>PT17M33S</meta:editing-duration>
    <meta:editing-cycles>2</meta:editing-cycles>
    <meta:generator>OpenOffice/4.0.1$Unix OpenOffice.org_project/401m5$Build-9714</meta:generator>
    <dc:creator>Matthias Volland</dc:creator>
    <meta:document-statistic meta:table-count="1" meta:cell-count="10697" meta:object-count="0"/>
  </office:meta>
</office:document-meta>
</file>